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Normal">This program handles both uppercase and lowercase inputs (e.g., 'R' or 'r') and responds accordingl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0:00Z</dc:date>
    <meta:template xlink:href="Normal" xlink:type="simple"/>
    <meta:editing-cycles>34</meta:editing-cycles>
    <meta:editing-duration>PT2160S</meta:editing-duration>
    <meta:document-statistic meta:page-count="10" meta:paragraph-count="19" meta:word-count="1432" meta:character-count="9577" meta:row-count="68" meta:non-whitespace-character-count="8164"/>
  </office:meta>
</office:document-meta>
</file>